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nstre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fej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2" calcext:value-type="float">
            <text:p>10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2" calcext:value-type="float">
            <text:p>10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6" calcext:value-type="float">
            <text:p>1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7" calcext:value-type="float">
            <text:p>1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5" calcext:value-type="float">
            <text:p>10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5" calcext:value-type="float">
            <text:p>10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2" calcext:value-type="float">
            <text:p>10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7" calcext:value-type="float">
            <text:p>10,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3" calcext:value-type="float">
            <text:p>10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,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04" calcext:value-type="float">
            <text:p>1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22" calcext:value-type="float">
            <text:p>10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22" calcext:value-type="float">
            <text:p>10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38" calcext:value-type="float">
            <text:p>10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6" calcext:value-type="float">
            <text:p>9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22" calcext:value-type="float">
            <text:p>10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23" calcext:value-type="float">
            <text:p>10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3" calcext:value-type="float">
            <text:p>10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39" calcext:value-type="float">
            <text:p>1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09" calcext:value-type="float">
            <text:p>1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28" calcext:value-type="float">
            <text:p>10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18" calcext:value-type="float">
            <text:p>10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14" calcext:value-type="float">
            <text:p>10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23" calcext:value-type="float">
            <text:p>10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31" calcext:value-type="float">
            <text:p>10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19" calcext:value-type="float">
            <text:p>10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7:41:47.345000000</meta:creation-date>
    <meta:generator>LibreOffice/4.3.1.2$Windows_x86 LibreOffice_project/958349dc3b25111dbca392fbc281a05559ef6848</meta:generator>
    <dc:date>2015-06-15T18:12:00.736000000</dc:date>
    <meta:editing-duration>PT30M12S</meta:editing-duration>
    <meta:editing-cycles>3</meta:editing-cycles>
    <meta:document-statistic meta:table-count="1" meta:cell-count="94" meta:object-count="0"/>
  </office:meta>
</office:document-meta>
</file>